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m eine Bash-Datei (Shell-Skript) <text:span text:style-name="Strong_20_Emphasis">in Python ausführbar zu machen</text:span>, musst du der Datei zuerst die ausführbaren Rechte (execute permission) geben. Das geht über die <text:span text:style-name="Source_20_Text">chmod</text:span>-Funktion in Python. Danach kannst du die Datei starten.</text:p>
      <text:p text:style-name="Text_20_body">Hier eine Schritt-für-Schritt-Erklärung mit Beispielcode:</text:p>
      <text:p text:style-name="Horizontal_20_Line"/>
      <text:h text:style-name="Heading_20_2" text:outline-level="2">1. Ausführbare Rechte setzen mit <text:span text:style-name="Source_20_Text">os.chmod</text:span></text:h>
      <text:p text:style-name="Preformatted_20_Text"><text:span text:style-name="Source_20_Text">import os</text:span></text:p>
      <text:p text:style-name="Preformatted_20_Text"><text:span text:style-name="Source_20_Text">import stat</text:span></text:p>
      <text:p text:style-name="Preformatted_20_Text"/>
      <text:p text:style-name="Preformatted_20_Text"><text:span text:style-name="Source_20_Text">dateipfad = './dein_script.sh'</text:span></text:p>
      <text:p text:style-name="Preformatted_20_Text"/>
      <text:p text:style-name="Preformatted_20_Text"><text:span text:style-name="Source_20_Text"># Lese die aktuellen Rechte</text:span></text:p>
      <text:p text:style-name="Preformatted_20_Text"><text:span text:style-name="Source_20_Text">rechte = os.stat(dateipfad).st_mode</text:span></text:p>
      <text:p text:style-name="Preformatted_20_Text"/>
      <text:p text:style-name="Preformatted_20_Text"><text:span text:style-name="Source_20_Text"># Setze ausführbare Rechte für Besitzer, Gruppe und andere (chmod +x)</text:span></text:p>
      <text:p text:style-name="P1"><text:span text:style-name="Source_20_Text">os.chmod(dateipfad, rechte | stat.S_IXUSR | stat.S_IXGRP | stat.S_IXOTH)</text:span></text:p>
      <text:list text:style-name="L1">
        <text:list-item>
          <text:p text:style-name="P2"><text:span text:style-name="Source_20_Text">stat.S_IXUSR</text:span> = execute permission für Besitzer</text:p>
        </text:list-item>
        <text:list-item>
          <text:p text:style-name="P2"><text:span text:style-name="Source_20_Text">stat.S_IXGRP</text:span> = execute permission für Gruppe</text:p>
        </text:list-item>
        <text:list-item>
          <text:p text:style-name="P2"><text:span text:style-name="Source_20_Text">stat.S_IXOTH</text:span> = execute permission für Andere</text:p>
        </text:list-item>
      </text:list>
      <text:p text:style-name="Horizontal_20_Line"/>
      <text:h text:style-name="Heading_20_2" text:outline-level="2">2. Das Skript ausführen</text:h>
      <text:p text:style-name="Text_20_body">Jetzt kannst du es z.B. mit <text:span text:style-name="Source_20_Text">subprocess</text:span> ausführen:</text:p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result = subprocess.run([dateipfad], capture_output=True, text=True)</text:span></text:p>
      <text:p text:style-name="P1"><text:span text:style-name="Source_20_Text">print(result.stdout)</text:span></text:p>
      <text:p text:style-name="Horizontal_20_Line"/>
      <text:h text:style-name="Heading_20_2" text:outline-level="2">Komplettes Beispiel:</text:h>
      <text:p text:style-name="Preformatted_20_Text"><text:span text:style-name="Source_20_Text">import os</text:span></text:p>
      <text:p text:style-name="Preformatted_20_Text"><text:span text:style-name="Source_20_Text">import stat</text:span></text:p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dateipfad = './dein_script.sh'</text:span></text:p>
      <text:p text:style-name="Preformatted_20_Text"/>
      <text:p text:style-name="Preformatted_20_Text"><text:span text:style-name="Source_20_Text"># Ausführbar machen</text:span></text:p>
      <text:p text:style-name="Preformatted_20_Text"><text:span text:style-name="Source_20_Text">rechte = os.stat(dateipfad).st_mode</text:span></text:p>
      <text:p text:style-name="Preformatted_20_Text"><text:span text:style-name="Source_20_Text">os.chmod(dateipfad, rechte | stat.S_IXUSR | stat.S_IXGRP | stat.S_IXOTH)</text:span></text:p>
      <text:p text:style-name="Preformatted_20_Text"/>
      <text:p text:style-name="Preformatted_20_Text"><text:span text:style-name="Source_20_Text"># Ausführen</text:span></text:p>
      <text:p text:style-name="Preformatted_20_Text"><text:span text:style-name="Source_20_Text">result = subprocess.run([dateipfad], capture_output=True, text=True)</text:span></text:p>
      <text:p text:style-name="P1"><text:span text:style-name="Source_20_Text">print("Output:", result.stdout)</text:span></text:p>
      <text:p text:style-name="Horizontal_20_Line"/>
      <text:p text:style-name="Text_20_body"><text:soft-page-break/>So stellst du sicher, dass dein Bash-Skript ausführbar ist, bevor du es startest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44:28.149013204</meta:creation-date>
    <dc:date>2025-06-29T16:44:36.132889277</dc:date>
    <meta:editing-duration>PT8S</meta:editing-duration>
    <meta:editing-cycles>1</meta:editing-cycles>
    <meta:document-statistic meta:table-count="0" meta:image-count="0" meta:object-count="0" meta:page-count="2" meta:paragraph-count="30" meta:word-count="166" meta:character-count="1292" meta:non-whitespace-character-count="1159"/>
    <meta:generator>LibreOffice/24.2.7.2$Linux_X86_64 LibreOffice_project/420$Build-2</meta:generator>
  </office:meta>
</office:document-meta>
</file>